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79d6" officeooo:paragraph-rsid="000b79d6"/>
    </style:style>
    <style:style style:name="P2" style:family="paragraph" style:parent-style-name="Standard" style:list-style-name="Numbering_20_123">
      <style:paragraph-properties fo:text-align="start" style:justify-single-word="false"/>
      <style:text-properties officeooo:rsid="000b79d6" officeooo:paragraph-rsid="000b79d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d914c" officeooo:paragraph-rsid="000d914c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65mm" fo:text-indent="-6.35mm" fo:margin-left="12.65m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mm" fo:text-indent="-6.35mm" fo:margin-left="19m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35mm" fo:text-indent="-6.35mm" fo:margin-left="25.35m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mm" fo:text-indent="-6.35mm" fo:margin-left="31.7m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05mm" fo:text-indent="-6.35mm" fo:margin-left="38.05m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mm" fo:text-indent="-6.35mm" fo:margin-left="44.4m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75mm" fo:text-indent="-6.35mm" fo:margin-left="50.75m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mm" fo:text-indent="-6.35mm" fo:margin-left="57.1m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45mm" fo:text-indent="-6.35mm" fo:margin-left="63.45m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mm" fo:text-indent="-6.35mm" fo:margin-left="69.8m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ault paragraph</text:p>
      <text:p text:style-name="P1">Default paragraph</text:p>
      <text:p text:style-name="P1">Default paragraph</text:p>
      <text:list text:style-name="Numbering_20_123">
        <text:list-item>
          <text:p text:style-name="P2">Paragraph with direct list style 123</text:p>
        </text:list-item>
        <text:list-item>
          <text:p text:style-name="P2">Paragraph with direct list style 123</text:p>
        </text:list-item>
        <text:list-item>
          <text:p text:style-name="P2">Paragraph with direct list style 123</text:p>
        </text:list-item>
        <text:list-item>
          <text:p text:style-name="P2">Paragraph with direct list style 123</text:p>
        </text:list-item>
        <text:list-item>
          <text:p text:style-name="P2">Paragraph with direct list style 123</text:p>
        </text:list-item>
        <text:list-item>
          <text:p text:style-name="P2">Paragraph with direct list style 123</text:p>
        </text:list-item>
      </text:list>
      <text:list text:style-name="L1">
        <text:list-item>
          <text:p text:style-name="P3">Paragraph with direct bullet list</text:p>
        </text:list-item>
        <text:list-item>
          <text:p text:style-name="P3">Paragraph with direct bullet list</text:p>
        </text:list-item>
        <text:list-item>
          <text:p text:style-name="P3">Paragraph with direct bullet list</text:p>
        </text:list-item>
        <text:list-item>
          <text:p text:style-name="P3">Paragraph with direct bullet list</text:p>
        </text:list-item>
        <text:list-item>
          <text:p text:style-name="P3">Paragraph with direct bullet list</text:p>
        </text:list-item>
      </text:list>
      <text:list text:style-name="Numbering_20_ABC">
        <text:list-item>
          <text:p text:style-name="WithListStyleABC">Paragraph with list style from paragraph style</text:p>
        </text:list-item>
        <text:list-item>
          <text:p text:style-name="WithListStyleABC">Paragraph with list style from paragraph style</text:p>
        </text:list-item>
        <text:list-item>
          <text:p text:style-name="WithListStyleABC">Paragraph with list style from paragraph style</text:p>
        </text:list-item>
        <text:list-item>
          <text:p text:style-name="WithListStyleABC">Paragraph with list style from paragraph style</text:p>
        </text:list-item>
        <text:list-item>
          <text:p text:style-name="WithInheritedListStyle">Paragraph with list style from <text:span text:style-name="T1">parent</text:span> paragraph style</text:p>
        </text:list-item>
        <text:list-item>
          <text:p text:style-name="WithInheritedListStyle">Paragraph with list style from <text:span text:style-name="T1">parent</text:span> paragraph style</text:p>
        </text:list-item>
        <text:list-item>
          <text:p text:style-name="WithInheritedListStyle">Paragraph with list style from <text:span text:style-name="T1">parent</text:span> paragraph style</text:p>
        </text:list-item>
        <text:list-item>
          <text:p text:style-name="WithInheritedListStyle">Paragraph with list style from <text:span text:style-name="T1">parent</text:span> paragraph style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WithListStyleABC" style:family="paragraph" style:parent-style-name="Standard" style:list-style-name="Numbering_20_ABC"/>
    <style:style style:name="WithInheritedListStyle" style:family="paragraph" style:parent-style-name="WithListStyleABC">
      <style:text-properties style:text-line-through-style="solid" style:text-line-through-type="sing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3.3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0.3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7.3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4.3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1.3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8.31mm" fo:text-indent="-7mm" fo:margin-left="48.31m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5.32mm" fo:text-indent="-7mm" fo:margin-left="55.32m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2.32mm" fo:text-indent="-7mm" fo:margin-left="62.32m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9.32mm" fo:text-indent="-7mm" fo:margin-left="69.32m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6.32mm" fo:text-indent="-7mm" fo:margin-left="76.32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30T11:49:12.657000000</meta:creation-date>
    <dc:date>2024-10-07T14:58:22.278000000</dc:date>
    <meta:editing-duration>PT15M22S</meta:editing-duration>
    <meta:editing-cycles>4</meta:editing-cycles>
    <meta:generator>LibreOfficeDev/25.2.0.0.alpha0$Windows_X86_64 LibreOffice_project/ffd383c7051d02d8d9606fd6e5e0ae0be70b86f7</meta:generator>
    <meta:document-statistic meta:table-count="0" meta:image-count="0" meta:object-count="0" meta:page-count="1" meta:paragraph-count="22" meta:word-count="146" meta:character-count="861" meta:non-whitespace-character-count="756"/>
  </office:meta>
</office:document-meta>
</file>